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5508" officeooo:paragraph-rsid="001c5508"/>
    </style:style>
    <style:style style:name="P2" style:family="paragraph" style:parent-style-name="Standard">
      <style:text-properties officeooo:rsid="001d5f55" officeooo:paragraph-rsid="001d5f55"/>
    </style:style>
    <style:style style:name="P3" style:family="paragraph" style:parent-style-name="Standard">
      <style:text-properties officeooo:rsid="001dd738" officeooo:paragraph-rsid="001dd738"/>
    </style:style>
    <style:style style:name="T1" style:family="text">
      <style:text-properties officeooo:rsid="001d5f55"/>
    </style:style>
    <style:style style:name="T2" style:family="text">
      <style:text-properties officeooo:rsid="001e60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gnacio:</text:p>
      <text:p text:style-name="P1"/>
      <text:p text:style-name="P1">A pesar de no tener cámara de video se logró identificar que prestó atención a mi historia y preocupaciones. Mantuvo una conversación fluida y cuerda, intercambiamos ideas útiles y referentes al tema. En ningún momento se distrajo con elementos que impidieran sentirme escuchado, <text:span text:style-name="T1">como hablar con otra persona o largos silencios, realmente estaba presente frente a mi.</text:span></text:p>
      <text:p text:style-name="P1">La forma de hablar, tranquila y relajada me permitió aminorar el problema que tenia. Al momento de aportar con una idea <text:span text:style-name="T1">se enfocó en lo que necesitaba y me sirviera, dando la impresión que realmente le importaba</text:span>. <text:span text:style-name="T2">Su amable forma de ser permite que las personas tiendan a confiar más en él, generando el espacio para compartir puntos de vistas o experiencias.</text:span></text:p>
      <text:p text:style-name="P2">Usar la empatía, contando historias personales parecidas a la mía, me permitió creer más en su palabra y experiencia. De esta manera pude tener más confianza para contar más detalles y buscar una solución en conjunto.</text:p>
      <text:p text:style-name="P3">Si bien estar relajado y sereno puede ayudar a tranquilizar una situación, para algunas personas puede significar despreocupación. Para aquellos casos en que sea una situación grave o crítica sugiero cambiar a un tono de voz más serio o tajante.</text:p>
      <text:p text:style-name="P2"/>
      <text:p text:style-name="P2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5T00:39:19.848000000</meta:creation-date>
    <dc:date>2021-08-15T01:05:35.067000000</dc:date>
    <meta:editing-duration>PT5M34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6" meta:word-count="196" meta:character-count="1196" meta:non-whitespace-character-count="1004"/>
  </office:meta>
</office:document-meta>
</file>